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7cm" svg:stroke-color="#000000" draw:marker-start-width="0.305cm" draw:marker-end-width="0.305cm" svg:stroke-linecap="butt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4cm" svg:stroke-color="#000000" draw:marker-start-width="0.259cm" draw:marker-end-width="0.259cm" draw:fill-color="#ffffff" draw:textarea-horizontal-align="justify" draw:textarea-vertical-align="middle" draw:auto-grow-height="false" fo:min-height="1.212cm" fo:min-width="1.462cm" fo:padding-top="0.144cm" fo:padding-bottom="0.144cm" fo:padding-left="0.269cm" fo:padding-right="0.269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middle" draw:auto-grow-height="false" fo:min-height="0.424cm" fo:min-width="0.174cm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4cm" svg:stroke-color="#000000" draw:marker-start-width="0.26cm" draw:marker-end="Arrowheads_20_9" draw:marker-end-width="0.3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11cm"/>
      <style:paragraph-properties style:writing-mode="lr-tb"/>
    </style:style>
    <style:style style:name="gr14" style:family="graphic" style:parent-style-name="objectwithoutfill">
      <style:graphic-properties svg:stroke-width="0.04cm" svg:stroke-color="#000000" draw:marker-start="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16" style:family="graphic" style:parent-style-name="objectwithoutfill">
      <style:graphic-properties svg:stroke-width="0.04cm" svg:stroke-color="#000000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cm" svg:y1="1.75cm" svg:x2="11cm" svg:y2="9.25cm">
          <text:p/>
        </draw:line>
        <draw:custom-shape draw:style-name="gr2" draw:text-style-name="P2" xml:id="id1" draw:id="id1" draw:layer="layout" svg:width="2cm" svg:height="1.5cm" svg:x="1.7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4cm" svg:height="0.53cm" svg:x="2.333cm" svg:y="3.9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xml:id="id3" draw:id="id3" draw:layer="layout" svg:width="2cm" svg:height="1.5cm" svg:x="7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04cm" svg:height="0.53cm" svg:x="7.748cm" svg:y="3.9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xml:id="id4" draw:id="id4" draw:layer="layout" svg:width="2cm" svg:height="1.5cm" svg:x="10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71cm" svg:height="0.53cm" svg:x="10.565cm" svg:y="3.9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5" draw:id="id5" draw:layer="layout" svg:width="2cm" svg:height="1.5cm" svg:x="13.2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498cm" svg:height="0.53cm" svg:x="14.001cm" svg:y="3.9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" draw:text-style-name="P2" xml:id="id6" draw:id="id6" draw:layer="layout" svg:width="2cm" svg:height="1.5cm" svg:x="10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8cm" svg:height="0.53cm" svg:x="10.571cm" svg:y="6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 draw:style-name="gr4" xml:id="id2" draw:id="id2">
          <draw:custom-shape draw:style-name="gr5" draw:text-style-name="P2" draw:layer="layout" svg:width="1cm" svg:height="1cm" svg:x="4.75cm" svg:y="3.75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6" draw:text-style-name="P4" draw:layer="layout" svg:width="0.25cm" svg:height="0.25cm" svg:x="4.81cm" svg:y="4.12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380.079681274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25cm" svg:height="0.05cm" svg:x="5.128cm" svg:y="4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3.75cm" svg:y1="4.25cm" svg:x2="4.75cm" svg:y2="4.25cm" draw:start-shape="id1" draw:start-glue-point="1" draw:end-shape="id2" draw:end-glue-point="3" svg:d="M3750 4250h1000" svg:viewBox="0 0 1001 1">
          <text:p/>
        </draw:connector>
        <draw:connector draw:style-name="gr7" draw:text-style-name="P1" draw:layer="layout" draw:type="curve" svg:x1="5.75cm" svg:y1="4.25cm" svg:x2="7cm" svg:y2="4.25cm" draw:start-shape="id2" draw:start-glue-point="1" draw:end-shape="id3" draw:end-glue-point="3" svg:d="M5750 4250h1250" svg:viewBox="0 0 1251 1">
          <text:p/>
        </draw:connector>
        <draw:connector draw:style-name="gr7" draw:text-style-name="P1" draw:layer="layout" draw:type="curve" svg:x1="9cm" svg:y1="4.25cm" svg:x2="10cm" svg:y2="4.25cm" draw:start-shape="id3" draw:start-glue-point="1" draw:end-shape="id4" draw:end-glue-point="3" svg:d="M9000 4250h1000" svg:viewBox="0 0 1001 1">
          <text:p/>
        </draw:connector>
        <draw:connector draw:style-name="gr7" draw:text-style-name="P1" draw:layer="layout" draw:type="curve" svg:x1="12cm" svg:y1="4.25cm" svg:x2="13.25cm" svg:y2="4.25cm" draw:start-shape="id4" draw:start-glue-point="1" draw:end-shape="id5" draw:end-glue-point="3" svg:d="M12000 4250h1250" svg:viewBox="0 0 1251 1">
          <text:p/>
        </draw:connector>
        <draw:connector draw:style-name="gr7" draw:text-style-name="P1" draw:layer="layout" svg:x1="15.25cm" svg:y1="4.25cm" svg:x2="12cm" svg:y2="6.75cm" draw:start-shape="id5" draw:start-glue-point="1" draw:end-shape="id6" draw:end-glue-point="1" svg:d="M15250 4250h520v2500h-3770" svg:viewBox="0 0 3771 2501">
          <text:p/>
        </draw:connector>
        <draw:connector draw:style-name="gr7" draw:text-style-name="P1" draw:layer="layout" svg:x1="10cm" svg:y1="6.75cm" svg:x2="5.25cm" svg:y2="4.75cm" draw:start-shape="id6" draw:start-glue-point="3" draw:end-shape="id2" draw:end-glue-point="2" svg:d="M10000 6750h-4750v-2000" svg:viewBox="0 0 4751 2001">
          <text:p/>
        </draw:connector>
        <draw:line draw:style-name="gr7" draw:text-style-name="P1" draw:layer="layout" svg:x1="15.5cm" svg:y1="4.25cm" svg:x2="16.75cm" svg:y2="4.25cm">
          <text:p/>
        </draw:line>
        <draw:frame draw:style-name="gr8" draw:text-style-name="P5" draw:layer="layout" svg:width="2.826cm" svg:height="0.962cm" svg:x="5.424cm" svg:y="1.75cm">
          <draw:text-box>
            <text:p>Discrete</text:p>
          </draw:text-box>
        </draw:frame>
        <draw:frame draw:style-name="gr9" draw:text-style-name="P5" draw:layer="layout" svg:width="3.702cm" svg:height="0.962cm" svg:x="13.298cm" svg:y="1.75cm">
          <draw:text-box>
            <text:p>Continuous</text:p>
          </draw:text-box>
        </draw:frame>
        <draw:frame draw:style-name="gr10" draw:text-style-name="P6" draw:layer="layout" svg:width="0.824cm" svg:height="0.489cm" svg:x="3.75cm" svg:y="3.761cm">
          <draw:text-box>
            <text:p><text:span text:style-name="T1">r(k)</text:span></text:p>
          </draw:text-box>
        </draw:frame>
        <draw:frame draw:style-name="gr11" draw:text-style-name="P6" draw:layer="layout" svg:width="0.87cm" svg:height="0.489cm" svg:x="5.926cm" svg:y="3.761cm">
          <draw:text-box>
            <text:p><text:span text:style-name="T1">e(k)</text:span></text:p>
          </draw:text-box>
        </draw:frame>
        <draw:frame draw:style-name="gr12" draw:text-style-name="P6" draw:layer="layout" svg:width="0.858cm" svg:height="0.489cm" svg:x="9cm" svg:y="6.261cm">
          <draw:text-box>
            <text:p><text:span text:style-name="T1">y(k)</text:span></text:p>
          </draw:text-box>
        </draw:frame>
        <draw:frame draw:style-name="gr11" draw:text-style-name="P6" draw:layer="layout" svg:width="0.87cm" svg:height="0.489cm" svg:x="9cm" svg:y="3.761cm">
          <draw:text-box>
            <text:p><text:span text:style-name="T1">u(k)</text:span></text:p>
          </draw:text-box>
        </draw:frame>
        <draw:frame draw:style-name="gr10" draw:text-style-name="P6" draw:layer="layout" svg:width="0.824cm" svg:height="0.489cm" svg:x="12.176cm" svg:y="3.761cm">
          <draw:text-box>
            <text:p><text:span text:style-name="T1">u(t)</text:span></text:p>
          </draw:text-box>
        </draw:frame>
        <draw:frame draw:style-name="gr13" draw:text-style-name="P6" draw:layer="layout" svg:width="0.811cm" svg:height="0.489cm" svg:x="12.176cm" svg:y="6.261cm">
          <draw:text-box>
            <text:p><text:span text:style-name="T1">y(t)</text:span></text:p>
          </draw:text-box>
        </draw:frame>
        <draw:frame draw:style-name="gr13" draw:text-style-name="P6" draw:layer="layout" svg:width="0.811cm" svg:height="0.489cm" svg:x="15.75cm" svg:y="3.75cm">
          <draw:text-box>
            <text:p><text:span text:style-name="T1">y(t)</text:span></text:p>
          </draw:text-box>
        </draw:frame>
        <draw:line draw:style-name="gr1" draw:text-style-name="P1" draw:layer="layout" svg:x1="11cm" svg:y1="10.5cm" svg:x2="11cm" svg:y2="18cm">
          <text:p/>
        </draw:line>
        <draw:custom-shape draw:style-name="gr2" draw:text-style-name="P2" xml:id="id7" draw:id="id7" draw:layer="layout" svg:width="2cm" svg:height="1.5cm" svg:x="1.7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4cm" svg:height="0.53cm" svg:x="2.333cm" svg:y="12.7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2" xml:id="id9" draw:id="id9" draw:layer="layout" svg:width="2cm" svg:height="1.5cm" svg:x="7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04cm" svg:height="0.53cm" svg:x="7.748cm" svg:y="12.7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" draw:text-style-name="P2" xml:id="id11" draw:id="id11" draw:layer="layout" svg:width="2cm" svg:height="1.5cm" svg:x="13.2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39cm" svg:height="1.062cm" svg:x="13.581cm" svg:y="12.4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" draw:text-style-name="P2" xml:id="id12" draw:id="id12" draw:layer="layout" svg:width="2cm" svg:height="1.5cm" svg:x="16.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8cm" svg:height="1.003cm" svg:x="17.11cm" svg:y="12.4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draw:style-name="gr4" xml:id="id8" draw:id="id8">
          <draw:custom-shape draw:style-name="gr5" draw:text-style-name="P2" draw:layer="layout" svg:width="1cm" svg:height="1cm" svg:x="4.75cm" svg:y="12.5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6" draw:text-style-name="P4" draw:layer="layout" svg:width="0.25cm" svg:height="0.25cm" svg:x="4.81cm" svg:y="12.87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380.079681274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25cm" svg:height="0.05cm" svg:x="5.128cm" svg:y="13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3.75cm" svg:y1="13cm" svg:x2="4.75cm" svg:y2="13cm" draw:start-shape="id7" draw:start-glue-point="1" draw:end-shape="id8" draw:end-glue-point="3" svg:d="M3750 13000h1000" svg:viewBox="0 0 1001 1">
          <text:p/>
        </draw:connector>
        <draw:connector draw:style-name="gr7" draw:text-style-name="P1" draw:layer="layout" draw:type="curve" svg:x1="5.75cm" svg:y1="13cm" svg:x2="7cm" svg:y2="13cm" draw:start-shape="id8" draw:start-glue-point="1" draw:end-shape="id9" draw:end-glue-point="3" svg:d="M5750 13000h1250" svg:viewBox="0 0 1251 1">
          <text:p/>
        </draw:connector>
        <draw:connector draw:style-name="gr7" draw:text-style-name="P1" draw:layer="layout" draw:type="curve" svg:x1="12cm" svg:y1="13cm" svg:x2="13.25cm" svg:y2="13cm" draw:start-shape="id10" draw:start-glue-point="6" draw:end-shape="id11" draw:end-glue-point="3" svg:d="M12000 13000h1250" svg:viewBox="0 0 1251 1">
          <text:p/>
        </draw:connector>
        <draw:connector draw:style-name="gr7" draw:text-style-name="P1" draw:layer="layout" draw:type="curve" svg:x1="15.25cm" svg:y1="13cm" svg:x2="16.5cm" svg:y2="13cm" draw:start-shape="id11" draw:start-glue-point="1" draw:end-shape="id12" draw:end-glue-point="3" svg:d="M15250 13000h1250" svg:viewBox="0 0 1251 1">
          <text:p/>
        </draw:connector>
        <draw:connector draw:style-name="gr14" draw:text-style-name="P1" draw:layer="layout" svg:x1="18.5cm" svg:y1="13cm" svg:x2="12cm" svg:y2="15.5cm" draw:start-shape="id12" draw:start-glue-point="1" draw:end-shape="id13" draw:end-glue-point="10" svg:d="M18500 13000h520v2500h-7020" svg:viewBox="0 0 7021 2501">
          <text:p/>
        </draw:connector>
        <draw:connector draw:style-name="gr7" draw:text-style-name="P1" draw:layer="layout" svg:x1="10.05cm" svg:y1="15.5cm" svg:x2="5.25cm" svg:y2="13.5cm" draw:start-shape="id14" draw:start-glue-point="6" draw:end-shape="id8" draw:end-glue-point="2" svg:d="M10050 15500h-4800v-2000" svg:viewBox="0 0 4801 2001">
          <text:p/>
        </draw:connector>
        <draw:line draw:style-name="gr7" draw:text-style-name="P1" draw:layer="layout" svg:x1="18.75cm" svg:y1="13cm" svg:x2="20cm" svg:y2="13cm">
          <text:p/>
        </draw:line>
        <draw:frame draw:style-name="gr8" draw:text-style-name="P5" draw:layer="layout" svg:width="2.826cm" svg:height="0.962cm" svg:x="5.424cm" svg:y="10.5cm">
          <draw:text-box>
            <text:p>Discrete</text:p>
          </draw:text-box>
        </draw:frame>
        <draw:frame draw:style-name="gr9" draw:text-style-name="P5" draw:layer="layout" svg:width="3.702cm" svg:height="0.962cm" svg:x="13.298cm" svg:y="10.5cm">
          <draw:text-box>
            <text:p>Continuous</text:p>
          </draw:text-box>
        </draw:frame>
        <draw:frame draw:style-name="gr10" draw:text-style-name="P6" draw:layer="layout" svg:width="0.824cm" svg:height="0.489cm" svg:x="3.75cm" svg:y="12.511cm">
          <draw:text-box>
            <text:p><text:span text:style-name="T1">r(k)</text:span></text:p>
          </draw:text-box>
        </draw:frame>
        <draw:frame draw:style-name="gr11" draw:text-style-name="P6" draw:layer="layout" svg:width="0.87cm" svg:height="0.489cm" svg:x="5.926cm" svg:y="12.511cm">
          <draw:text-box>
            <text:p><text:span text:style-name="T1">e(k)</text:span></text:p>
          </draw:text-box>
        </draw:frame>
        <draw:frame draw:style-name="gr12" draw:text-style-name="P6" draw:layer="layout" svg:width="0.858cm" svg:height="0.489cm" svg:x="9cm" svg:y="15.011cm">
          <draw:text-box>
            <text:p><text:span text:style-name="T1">y(k)</text:span></text:p>
          </draw:text-box>
        </draw:frame>
        <draw:frame draw:style-name="gr11" draw:text-style-name="P6" draw:layer="layout" svg:width="0.87cm" svg:height="0.489cm" svg:x="9cm" svg:y="12.511cm">
          <draw:text-box>
            <text:p><text:span text:style-name="T1">u(k)</text:span></text:p>
          </draw:text-box>
        </draw:frame>
        <draw:frame draw:style-name="gr10" draw:text-style-name="P6" draw:layer="layout" svg:width="0.824cm" svg:height="0.489cm" svg:x="15.426cm" svg:y="12.511cm">
          <draw:text-box>
            <text:p><text:span text:style-name="T1">u(t)</text:span></text:p>
          </draw:text-box>
        </draw:frame>
        <draw:frame draw:style-name="gr13" draw:text-style-name="P6" draw:layer="layout" svg:width="0.811cm" svg:height="0.489cm" svg:x="12.176cm" svg:y="15.011cm">
          <draw:text-box>
            <text:p><text:span text:style-name="T1">y(t)</text:span></text:p>
          </draw:text-box>
        </draw:frame>
        <draw:frame draw:style-name="gr13" draw:text-style-name="P6" draw:layer="layout" svg:width="0.811cm" svg:height="0.489cm" svg:x="19cm" svg:y="12.5cm">
          <draw:text-box>
            <text:p><text:span text:style-name="T1">y(t)</text:span></text:p>
          </draw:text-box>
        </draw:frame>
        <draw:custom-shape draw:style-name="gr15" draw:text-style-name="P4" xml:id="id13" draw:id="id13" draw:layer="layout" svg:width="0.2cm" svg:height="0.2cm" svg:x="11.8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4" draw:id="id14" draw:layer="layout" svg:width="0.2cm" svg:height="0.2cm" svg:x="10.0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893cm" svg:y1="15.502cm" svg:x2="10.5cm" svg:y2="14.5cm">
          <text:p/>
        </draw:line>
        <draw:custom-shape draw:style-name="gr15" draw:text-style-name="P4" xml:id="id15" draw:id="id15" draw:layer="layout" svg:width="0.2cm" svg:height="0.2cm" svg:x="10.05cm" svg:y="12.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0.2cm" svg:height="0.2cm" svg:x="11.8cm" svg:y="12.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157cm" svg:y1="13.002cm" svg:x2="11.55cm" svg:y2="12cm">
          <text:p/>
        </draw:line>
        <draw:connector draw:style-name="gr16" draw:text-style-name="P1" draw:layer="layout" draw:type="curve" svg:x1="9cm" svg:y1="13cm" svg:x2="10.051cm" svg:y2="13cm" draw:start-shape="id9" draw:end-shape="id15" draw:end-glue-point="10" svg:d="M9000 13000h1051" svg:viewBox="0 0 10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9" draw:display-name="Arrowheads 9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31T21:33:27.912000000</meta:creation-date>
    <dc:date>2024-04-07T23:26:40.939000000</dc:date>
    <meta:editing-duration>P3DT1H36M4S</meta:editing-duration>
    <meta:editing-cycles>3</meta:editing-cycles>
    <meta:generator>LibreOffice/7.5.5.2$Windows_X86_64 LibreOffice_project/ca8fe7424262805f223b9a2334bc7181abbcbf5e</meta:generator>
    <meta:document-statistic meta:object-count="67"/>
  </office:meta>
</office:document-meta>
</file>

<file path=Object 1/content.xml><?xml version="1.0" encoding="utf-8"?>
<math xmlns="http://www.w3.org/1998/Math/MathML" display="block">
  <semantics>
    <msub>
      <mi>R</mi>
      <mi mathvariant="italic">GEN</mi>
    </msub>
    <annotation encoding="StarMath 5.0">R_GEN</annotation>
  </semantics>
</math>
</file>

<file path=Object 2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3/content.xml><?xml version="1.0" encoding="utf-8"?>
<math xmlns="http://www.w3.org/1998/Math/MathML" display="block">
  <semantics>
    <msub>
      <mi>G</mi>
      <mi mathvariant="italic">ADC</mi>
    </msub>
    <annotation encoding="StarMath 5.0">G_ADC</annotation>
  </semantics>
</math>
</file>

<file path=Object 4/content.xml><?xml version="1.0" encoding="utf-8"?>
<math xmlns="http://www.w3.org/1998/Math/MathML" display="block">
  <semantics>
    <msub>
      <mi>G</mi>
      <mi>P</mi>
    </msub>
    <annotation encoding="StarMath 5.0">G_P</annotation>
  </semantics>
</math>
</file>

<file path=Object 5/content.xml><?xml version="1.0" encoding="utf-8"?>
<math xmlns="http://www.w3.org/1998/Math/MathML" display="block">
  <semantics>
    <msub>
      <mi>G</mi>
      <mi mathvariant="italic">DAC</mi>
    </msub>
    <annotation encoding="StarMath 5.0">G_DAC</annotation>
  </semantics>
</math>
</file>

<file path=Object 6/content.xml><?xml version="1.0" encoding="utf-8"?>
<math xmlns="http://www.w3.org/1998/Math/MathML" display="block">
  <semantics>
    <msub>
      <mi>R</mi>
      <mi mathvariant="italic">GEN</mi>
    </msub>
    <annotation encoding="StarMath 5.0">R_GEN</annotation>
  </semantics>
</math>
</file>

<file path=Object 7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8/content.xml><?xml version="1.0" encoding="utf-8"?>
<math xmlns="http://www.w3.org/1998/Math/MathML" display="block">
  <semantics>
    <mfrac>
      <mrow>
        <mn>1</mn>
        <mo stretchy="false">−</mo>
        <msup>
          <mi>e</mi>
          <mrow>
            <mo stretchy="false">−</mo>
            <mi mathvariant="italic">sT</mi>
          </mrow>
        </msup>
      </mrow>
      <mi>s</mi>
    </mfrac>
    <annotation encoding="StarMath 5.0">{{1-e^{-sT}} over {s}}</annotation>
  </semantics>
</math>
</file>

<file path=Object 9/content.xml><?xml version="1.0" encoding="utf-8"?>
<math xmlns="http://www.w3.org/1998/Math/MathML" display="block">
  <semantics>
    <mfrac>
      <mn>1</mn>
      <mrow>
        <mn>1</mn>
        <mo stretchy="false">+</mo>
        <mi>s</mi>
      </mrow>
    </mfrac>
    <annotation encoding="StarMath 5.0">1 over { 1+s }</annotation>
  </semantics>
</math>
</file>